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NDOZA CHAVEZ, ENITH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NDOZA CHAVEZ, ENITH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73996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HAVEZ ROJAS, ROLAND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115270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0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9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9T20:48:1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